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font-name="Courier New" fo:font-size="11pt" fo:language="en" fo:country="US" fo:font-weight="bold" officeooo:paragraph-rsid="0006efa5" style:font-name-asian="Courier New" style:font-size-asian="11pt" style:font-weight-asian="bold" style:font-name-complex="Courier New" style:font-size-complex="11pt" style:font-weight-complex="bold"/>
    </style:style>
    <style:style style:name="P2" style:family="paragraph" style:parent-style-name="formated">
      <style:text-properties style:font-name="Liberation Mono" fo:font-size="10pt" style:font-size-asian="10pt" style:font-size-complex="10pt"/>
    </style:style>
    <style:style style:name="P3" style:family="paragraph" style:parent-style-name="Preformatted_20_Text">
      <style:text-properties officeooo:rsid="0006efa5" officeooo:paragraph-rsid="0006efa5"/>
    </style:style>
    <style:style style:name="P4" style:family="paragraph" style:parent-style-name="Preformatted_20_Text">
      <style:text-properties fo:font-weight="bold" officeooo:rsid="0006efa5" officeooo:paragraph-rsid="0006efa5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 Creating Stud_Marks tables</text:p>
      <text:p text:style-name="P1"/>
      <text:p text:style-name="P2">mysql&gt; create table Stud_Marks(name varchar(20), total_marks int);</text:p>
      <text:p text:style-name="P2"/>
      <text:p text:style-name="P2">mysql&gt; create table Result(roll int, name varchar(20), class varchar(20));</text:p>
      <text:p text:style-name="P4"/>
      <text:p text:style-name="P4"/>
      <text:p text:style-name="P4">## Function definition</text:p>
      <text:p text:style-name="P3"/>
      <text:p text:style-name="P3">mysql&gt; create function fun_Grade(roll int, name varchar(20), marks int)returns varchar(20)</text:p>
      <text:p text:style-name="P3"><text:s text:c="4"/>-&gt; Deterministic</text:p>
      <text:p text:style-name="P3"><text:s text:c="4"/>-&gt; Begin</text:p>
      <text:p text:style-name="P3"><text:s text:c="4"/>-&gt; declare class varchar(20);</text:p>
      <text:p text:style-name="P3"><text:s text:c="4"/>-&gt; </text:p>
      <text:p text:style-name="P3"><text:s text:c="4"/>-&gt; if marks&gt;=990 and marks&lt;=1500 then</text:p>
      <text:p text:style-name="P3"><text:s text:c="4"/>-&gt; set class='Distinction';</text:p>
      <text:p text:style-name="P3"><text:s text:c="4"/>-&gt; </text:p>
      <text:p text:style-name="P3"><text:s text:c="4"/>-&gt; elseif marks&gt;=900 and marks&lt;=989 then</text:p>
      <text:p text:style-name="P3"><text:s text:c="4"/>-&gt; set class="First class";</text:p>
      <text:p text:style-name="P3"><text:s text:c="4"/>-&gt; </text:p>
      <text:p text:style-name="P3"><text:s text:c="4"/>-&gt; elseif marks&gt;=825 and marks&lt;=899 then</text:p>
      <text:p text:style-name="P3"><text:s text:c="4"/>-&gt; set class="Higher second class";</text:p>
      <text:p text:style-name="P3"><text:s text:c="4"/>-&gt; </text:p>
      <text:p text:style-name="P3"><text:s text:c="4"/>-&gt; end if;</text:p>
      <text:p text:style-name="P3"><text:s text:c="4"/>-&gt; </text:p>
      <text:p text:style-name="P3"><text:s text:c="4"/>-&gt; insert into Stud_Marks values(name,marks);</text:p>
      <text:p text:style-name="P3"><text:s text:c="4"/>-&gt; insert into Result values(roll,name,class);</text:p>
      <text:p text:style-name="P3"><text:s text:c="4"/>-&gt; </text:p>
      <text:p text:style-name="P3"><text:s text:c="4"/>-&gt; return(class);</text:p>
      <text:p text:style-name="P3"><text:s text:c="4"/>-&gt; end//</text:p>
      <text:p text:style-name="P3">Query OK, 0 rows affected (0.00 sec)</text:p>
      <text:p text:style-name="P3"/>
      <text:p text:style-name="P4">## Calling Function</text:p>
      <text:p text:style-name="P3"/>
      <text:p text:style-name="P3">mysql&gt; select fun_Grade(11,'Ramesh',995)//</text:p>
      <text:p text:style-name="P3">+----------------------------+</text:p>
      <text:p text:style-name="P3">| fun_Grade(11,'Ramesh',995) |</text:p>
      <text:p text:style-name="P3">+----------------------------+</text:p>
      <text:p text:style-name="P3">| Distinction <text:s text:c="15"/>|</text:p>
      <text:p text:style-name="P3">+----------------------------+</text:p>
      <text:p text:style-name="P3">1 row in set (0.04 sec)</text:p>
      <text:p text:style-name="P3"/>
      <text:p text:style-name="P3">mysql&gt; select fun_Grade(12,'Ajay',900)//</text:p>
      <text:p text:style-name="P3">+--------------------------+</text:p>
      <text:p text:style-name="P3">| fun_Grade(12,'Ajay',900) |</text:p>
      <text:p text:style-name="P3">+--------------------------+</text:p>
      <text:p text:style-name="P3">| First class <text:s text:c="13"/>|</text:p>
      <text:p text:style-name="P3">+--------------------------+</text:p>
      <text:p text:style-name="P3">1 row in set (0.04 sec)</text:p>
      <text:p text:style-name="P3"/>
      <text:p text:style-name="P3">mysql&gt; select fun_Grade(21,'Suraj',825)//</text:p>
      <text:p text:style-name="P3">+---------------------------+</text:p>
      <text:p text:style-name="P3">| fun_Grade(21,'Suraj',825) |</text:p>
      <text:p text:style-name="P3">+---------------------------+</text:p>
      <text:p text:style-name="P3">| Higher second class <text:s text:c="6"/>|</text:p>
      <text:p text:style-name="P3">+---------------------------+</text:p>
      <text:p text:style-name="P3">1 row in set (0.03 sec)</text:p>
      <text:p text:style-name="P3"/>
      <text:p text:style-name="P3">mysql&gt; select * from Result;</text:p>
      <text:p text:style-name="P3"><text:s text:c="4"/>-&gt; //</text:p>
      <text:p text:style-name="P3">+------+--------+---------------------+</text:p>
      <text:p text:style-name="P3">| roll | name <text:s text:c="2"/>| class <text:s text:c="14"/>|</text:p>
      <text:p text:style-name="P3"><text:soft-page-break/>+------+--------+---------------------+</text:p>
      <text:p text:style-name="P3">| <text:s text:c="2"/>11 | Ramesh | Distinction <text:s text:c="8"/>|</text:p>
      <text:p text:style-name="P3">| <text:s text:c="2"/>12 | Ajay <text:s text:c="2"/>| First class <text:s text:c="8"/>|</text:p>
      <text:p text:style-name="P3">| <text:s text:c="2"/>21 | Suraj <text:s/>| Higher second class |</text:p>
      <text:p text:style-name="P3">+------+--------+---------------------+</text:p>
      <text:p text:style-name="P3">3 rows in set (0.00 sec)</text:p>
      <text:p text:style-name="P3"/>
      <text:p text:style-name="P3">mysql&gt; select * from Stud_Marks//</text:p>
      <text:p text:style-name="P3">+--------+-------------+</text:p>
      <text:p text:style-name="P3">| name <text:s text:c="2"/>| total_marks |</text:p>
      <text:p text:style-name="P3">+--------+-------------+</text:p>
      <text:p text:style-name="P3">| Ramesh | <text:s text:c="8"/>995 |</text:p>
      <text:p text:style-name="P3">| Ajay <text:s text:c="2"/>| <text:s text:c="8"/>900 |</text:p>
      <text:p text:style-name="P3">| Suraj <text:s/>| <text:s text:c="8"/>825 |</text:p>
      <text:p text:style-name="P3">+--------+-------------+</text:p>
      <text:p text:style-name="P3">3 rows in set (0.00 sec)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rmated" style:family="paragraph" style:parent-style-name="Standard">
      <style:paragraph-properties style:text-autospace="none"/>
      <style:text-properties style:font-name="Courier New" fo:font-family="'Courier New'" style:font-family-generic="modern" style:font-pitch="fixed" fo:font-size="11pt" fo:language="en" fo:country="US" fo:font-weight="normal" officeooo:rsid="0006efa5" style:font-name-asian="Courier New" style:font-family-asian="'Courier New'" style:font-family-generic-asian="modern" style:font-pitch-asian="fixed" style:font-size-asian="11pt" style:font-weight-asian="normal" style:font-name-complex="Courier New" style:font-family-complex="'Courier New'" style:font-family-generic-complex="modern" style:font-pitch-complex="fixed" style:font-size-complex="11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2T11:22:14.231397031</dc:date>
    <meta:document-statistic meta:table-count="0" meta:image-count="0" meta:object-count="0" meta:page-count="2" meta:paragraph-count="67" meta:word-count="266" meta:character-count="2005" meta:non-whitespace-character-count="1636"/>
    <meta:generator>LibreOffice/4.2.3.3$Linux_X86_64 LibreOffice_project/420m0$Build-3</meta:generator>
  </office:meta>
</office:document-meta>
</file>